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monospace" svg:font-family="monospace"/>
    <style:font-face style:name="Monospace" svg:font-family="Monospace" style:font-pitch="fixed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9d3a" fo:background-color="#ffff00"/>
    </style:style>
    <style:style style:name="P2" style:family="paragraph" style:parent-style-name="Preformatted_20_Text">
      <style:text-properties officeooo:paragraph-rsid="001af086"/>
    </style:style>
    <style:style style:name="P3" style:family="paragraph" style:parent-style-name="Preformatted_20_Text">
      <style:text-properties style:font-name="Liberation Serif" fo:font-size="12pt" officeooo:paragraph-rsid="00179d3a" fo:background-color="#ffff00" style:font-size-asian="12pt" style:font-size-complex="12pt"/>
    </style:style>
    <style:style style:name="P4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paragraph-rsid="0015c1f9"/>
    </style:style>
    <style:style style:name="P5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rsid="002be8de" officeooo:paragraph-rsid="001de0e0"/>
    </style:style>
    <style:style style:name="P6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rsid="002be8de" officeooo:paragraph-rsid="001e524a" fo:background-color="transparent"/>
    </style:style>
    <style:style style:name="P7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fo:letter-spacing="normal" officeooo:paragraph-rsid="0015c1f9"/>
    </style:style>
    <style:style style:name="P8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OpenSans" fo:font-size="9pt" fo:letter-spacing="normal" fo:font-style="normal" fo:font-weight="normal" officeooo:paragraph-rsid="0015c1f9"/>
    </style:style>
    <style:style style:name="P9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OpenSans" fo:font-size="9pt" fo:letter-spacing="normal" fo:font-style="normal" fo:font-weight="normal" officeooo:rsid="002cca72" officeooo:paragraph-rsid="001af086"/>
    </style:style>
    <style:style style:name="P10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1" fo:font-size="9pt" fo:letter-spacing="normal" fo:font-style="normal" fo:font-weight="normal" officeooo:paragraph-rsid="0014e0db"/>
    </style:style>
    <style:style style:name="P11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rsid="002cca72" officeooo:paragraph-rsid="0019fd19"/>
    </style:style>
    <style:style style:name="P12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officeooo:paragraph-rsid="0015c1f9"/>
    </style:style>
    <style:style style:name="P13" style:family="paragraph" style:parent-style-name="Standard">
      <style:text-properties officeooo:rsid="00101ee9" officeooo:paragraph-rsid="00101ee9"/>
    </style:style>
    <style:style style:name="P14" style:family="paragraph" style:parent-style-name="Standard">
      <style:text-properties officeooo:rsid="00101ee9" officeooo:paragraph-rsid="001e524a"/>
    </style:style>
    <style:style style:name="P15" style:family="paragraph" style:parent-style-name="Standard">
      <style:text-properties fo:font-variant="normal" fo:text-transform="none" fo:color="#ffffff" style:font-name="monospace" fo:font-size="9pt" fo:letter-spacing="normal" fo:font-style="normal" fo:font-weight="normal" officeooo:rsid="001f44a8" officeooo:paragraph-rsid="001de0e0" style:font-size-asian="10.5pt" style:font-size-complex="12pt"/>
    </style:style>
    <style:style style:name="P16" style:family="paragraph" style:parent-style-name="Standard">
      <style:text-properties fo:font-variant="normal" fo:text-transform="none" fo:color="#ffffff" style:font-name="monospace" fo:font-size="9pt" fo:letter-spacing="normal" fo:font-style="normal" fo:font-weight="normal" officeooo:rsid="001f44a8" officeooo:paragraph-rsid="001e524a" style:font-size-asian="10.5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be8de" officeooo:paragraph-rsid="0015c1f9" style:font-size-asian="10.5pt" style:font-size-complex="12pt"/>
    </style:style>
    <style:style style:name="P18" style:family="paragraph" style:parent-style-name="Standard">
      <style:text-properties officeooo:rsid="0024bd32" officeooo:paragraph-rsid="0013e913" fo:background-color="#ff4000"/>
    </style:style>
    <style:style style:name="P19" style:family="paragraph" style:parent-style-name="Standard">
      <style:text-properties officeooo:rsid="0012066e" officeooo:paragraph-rsid="0012066e" fo:background-color="#ff4000"/>
    </style:style>
    <style:style style:name="P20" style:family="paragraph" style:parent-style-name="Standard">
      <style:text-properties officeooo:rsid="0013e913" officeooo:paragraph-rsid="0013e913" fo:background-color="#ff4000"/>
    </style:style>
    <style:style style:name="P21" style:family="paragraph" style:parent-style-name="Standard">
      <style:text-properties officeooo:rsid="0014e0db" officeooo:paragraph-rsid="0014e0db" fo:background-color="#ff4000"/>
    </style:style>
    <style:style style:name="P22" style:family="paragraph" style:parent-style-name="Standard">
      <style:text-properties officeooo:paragraph-rsid="00152fc7" fo:background-color="#ff4000"/>
    </style:style>
    <style:style style:name="P23" style:family="paragraph" style:parent-style-name="Standard">
      <style:text-properties officeooo:paragraph-rsid="001de0e0" fo:background-color="#ff4000"/>
    </style:style>
    <style:style style:name="P24" style:family="paragraph" style:parent-style-name="Standard">
      <style:text-properties officeooo:rsid="0015c1f9" officeooo:paragraph-rsid="0015c1f9" fo:background-color="#ff4000"/>
    </style:style>
    <style:style style:name="P25" style:family="paragraph" style:parent-style-name="Standard">
      <style:text-properties officeooo:paragraph-rsid="0012066e"/>
    </style:style>
    <style:style style:name="P26" style:family="paragraph" style:parent-style-name="Standard">
      <style:text-properties officeooo:rsid="0024bd32" officeooo:paragraph-rsid="0012066e" fo:background-color="#3faf46"/>
    </style:style>
    <style:style style:name="P27" style:family="paragraph" style:parent-style-name="Standard">
      <style:text-properties officeooo:rsid="0024bd32" officeooo:paragraph-rsid="0013e913" fo:background-color="#3faf46"/>
    </style:style>
    <style:style style:name="P28" style:family="paragraph" style:parent-style-name="Standard">
      <style:text-properties officeooo:paragraph-rsid="001e4dc1" fo:background-color="#3faf46"/>
    </style:style>
    <style:style style:name="P29" style:family="paragraph" style:parent-style-name="Standard">
      <style:text-properties officeooo:paragraph-rsid="0013e913"/>
    </style:style>
    <style:style style:name="P30" style:family="paragraph" style:parent-style-name="Standard">
      <style:text-properties officeooo:rsid="0015c1f9" officeooo:paragraph-rsid="0015c1f9" fo:background-color="#ffff00"/>
    </style:style>
    <style:style style:name="P31" style:family="paragraph" style:parent-style-name="Standard">
      <style:text-properties officeooo:paragraph-rsid="0014e0db"/>
    </style:style>
    <style:style style:name="P32" style:family="paragraph" style:parent-style-name="Standard">
      <style:text-properties officeooo:paragraph-rsid="0015c1f9"/>
    </style:style>
    <style:style style:name="P33" style:family="paragraph" style:parent-style-name="Standard">
      <style:text-properties officeooo:paragraph-rsid="0019fd19"/>
    </style:style>
    <style:style style:name="P34" style:family="paragraph" style:parent-style-name="Standard">
      <style:text-properties officeooo:rsid="001af086" officeooo:paragraph-rsid="001af086"/>
    </style:style>
    <style:style style:name="P35" style:family="paragraph" style:parent-style-name="Standard">
      <style:text-properties officeooo:paragraph-rsid="001af086"/>
    </style:style>
    <style:style style:name="P36" style:family="paragraph" style:parent-style-name="Standard">
      <style:text-properties officeooo:paragraph-rsid="001de0e0"/>
    </style:style>
    <style:style style:name="P37" style:family="paragraph" style:parent-style-name="Standard">
      <style:text-properties officeooo:paragraph-rsid="001e524a"/>
    </style:style>
    <style:style style:name="P38" style:family="paragraph" style:parent-style-name="Standard">
      <style:paragraph-properties fo:text-align="center" style:justify-single-word="false"/>
      <style:text-properties officeooo:paragraph-rsid="0020815b"/>
    </style:style>
    <style:style style:name="P39" style:family="paragraph" style:parent-style-name="Standard">
      <style:paragraph-properties fo:text-align="start" style:justify-single-word="false"/>
      <style:text-properties officeooo:paragraph-rsid="0020815b"/>
    </style:style>
    <style:style style:name="T1" style:family="text">
      <style:text-properties officeooo:rsid="00101ee9"/>
    </style:style>
    <style:style style:name="T2" style:family="text">
      <style:text-properties officeooo:rsid="001f44a8"/>
    </style:style>
    <style:style style:name="T3" style:family="text">
      <style:text-properties officeooo:rsid="001f44a8" fo:background-color="#3faf46" loext:char-shading-value="0"/>
    </style:style>
    <style:style style:name="T4" style:family="text">
      <style:text-properties officeooo:rsid="00223bf9" fo:background-color="#3faf46" loext:char-shading-value="0"/>
    </style:style>
    <style:style style:name="T5" style:family="text">
      <style:text-properties officeooo:rsid="002f13af" fo:background-color="#3faf46" loext:char-shading-value="0"/>
    </style:style>
    <style:style style:name="T6" style:family="text">
      <style:text-properties officeooo:rsid="0025f114" fo:background-color="#3faf46" loext:char-shading-value="0"/>
    </style:style>
    <style:style style:name="T7" style:family="text">
      <style:text-properties officeooo:rsid="0025f114" fo:background-color="#3faf46" loext:char-shading-value="0"/>
    </style:style>
    <style:style style:name="T8" style:family="text">
      <style:text-properties officeooo:rsid="0026fa10" fo:background-color="#3faf46" loext:char-shading-value="0"/>
    </style:style>
    <style:style style:name="T9" style:family="text">
      <style:text-properties officeooo:rsid="0013e913" fo:background-color="#3faf46" loext:char-shading-value="0"/>
    </style:style>
    <style:style style:name="T10" style:family="text">
      <style:text-properties officeooo:rsid="0013e913" fo:background-color="#3faf46" loext:char-shading-value="0"/>
    </style:style>
    <style:style style:name="T11" style:family="text">
      <style:text-properties officeooo:rsid="0024bd32" fo:background-color="#3faf46" loext:char-shading-value="0"/>
    </style:style>
    <style:style style:name="T12" style:family="text">
      <style:text-properties officeooo:rsid="0024bd32" fo:background-color="#3faf46" loext:char-shading-value="0"/>
    </style:style>
    <style:style style:name="T13" style:family="text">
      <style:text-properties officeooo:rsid="00286823" fo:background-color="#3faf46" loext:char-shading-value="0"/>
    </style:style>
    <style:style style:name="T14" style:family="text">
      <style:text-properties officeooo:rsid="001e524a" fo:background-color="#3faf46" loext:char-shading-value="0"/>
    </style:style>
    <style:style style:name="T15" style:family="text">
      <style:text-properties officeooo:rsid="001e524a" fo:background-color="#3faf46" loext:char-shading-value="0"/>
    </style:style>
    <style:style style:name="T16" style:family="text">
      <style:text-properties officeooo:rsid="00152fc7" fo:background-color="#3faf46" loext:char-shading-value="0"/>
    </style:style>
    <style:style style:name="T17" style:family="text">
      <style:text-properties officeooo:rsid="001e94d2" fo:background-color="#3faf46" loext:char-shading-value="0"/>
    </style:style>
    <style:style style:name="T18" style:family="text">
      <style:text-properties fo:font-variant="normal" fo:text-transform="none" fo:color="#ffffff" style:font-name="monospace" fo:font-size="9pt" fo:letter-spacing="normal" fo:font-style="normal" fo:font-weight="normal"/>
    </style:style>
    <style:style style:name="T19" style:family="text">
      <style:text-properties fo:font-variant="normal" fo:text-transform="none" fo:color="#ffffff" style:font-name="monospace" fo:font-size="9pt" fo:letter-spacing="normal" fo:font-style="normal" fo:font-weight="normal" officeooo:rsid="0015c1f9" style:font-name-asian="Noto Sans Mono CJK SC" style:font-size-asian="10pt" style:font-name-complex="Liberation Mono" style:font-size-complex="10pt"/>
    </style:style>
    <style:style style:name="T20" style:family="text">
      <style:text-properties fo:font-variant="normal" fo:text-transform="none" fo:color="#ffffff" style:font-name="monospace" fo:font-size="9pt" fo:letter-spacing="normal" fo:font-style="normal" fo:font-weight="normal" officeooo:rsid="002be8de" style:font-size-asian="10.5pt" style:font-size-complex="12pt"/>
    </style:style>
    <style:style style:name="T21" style:family="text">
      <style:text-properties fo:font-variant="normal" fo:text-transform="none" fo:color="#ffffff" fo:letter-spacing="normal"/>
    </style:style>
    <style:style style:name="T22" style:family="text">
      <style:text-properties fo:font-variant="normal" fo:text-transform="none" fo:color="#ffffff" style:font-name="Liberation Serif" fo:font-size="12pt" fo:letter-spacing="normal" fo:font-style="normal" fo:font-weight="normal" officeooo:rsid="00209079" style:font-size-asian="10.5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fo:background-color="#ff4000" loext:char-shading-value="0" style:font-size-asian="10.5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ff4000" loext:char-shading-value="0" style:font-size-asian="10.5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ff4000" loext:char-shading-value="0" style:font-size-asian="10.5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1af086" fo:background-color="#ff4000" loext:char-shading-value="0" style:font-size-asian="10.5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1c5bd2" fo:background-color="#ff4000" loext:char-shading-value="0" style:font-size-asian="10.5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1de0e0" fo:background-color="#ff4000" loext:char-shading-value="0" style:font-size-asian="10.5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1de0e0" fo:background-color="#ff4000" loext:char-shading-value="0" style:font-size-asian="10.5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2e7af2" fo:background-color="#ff4000" loext:char-shading-value="0" style:font-size-asian="10.5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1e4dc1" fo:background-color="#ff4000" loext:char-shading-value="0" style:font-size-asian="10.5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286823" fo:background-color="#3faf46" loext:char-shading-value="0" style:font-size-asian="10.5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152fc7" fo:background-color="#3faf46" loext:char-shading-value="0" style:font-size-asian="10.5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29d2d3" fo:background-color="#3faf46" loext:char-shading-value="0" style:font-size-asian="10.5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1f44a8" fo:background-color="#3faf46" loext:char-shading-value="0" style:font-size-asian="10.5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2be8de" fo:background-color="#3faf46" loext:char-shading-value="0" style:font-size-asian="10.5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15c1f9" fo:background-color="#3faf46" loext:char-shading-value="0" style:font-size-asian="10.5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2cca72" fo:background-color="#3faf46" loext:char-shading-value="0" style:font-size-asian="10.5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3faf46" loext:char-shading-value="0" style:font-size-asian="10.5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3faf46" loext:char-shading-value="0" style:font-size-asian="10.5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19fd19" fo:background-color="#3faf46" loext:char-shading-value="0" style:font-size-asian="10.5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1af086" fo:background-color="#3faf46" loext:char-shading-value="0" style:font-size-asian="10.5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1c5bd2" fo:background-color="#3faf46" loext:char-shading-value="0" style:font-size-asian="10.5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2e7af2" fo:background-color="#3faf46" loext:char-shading-value="0" style:font-size-asian="10.5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1de0e0" fo:background-color="#3faf46" loext:char-shading-value="0" style:font-size-asian="10.5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1e94d2" fo:background-color="#3faf46" loext:char-shading-value="0" style:font-size-asian="10.5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17550" fo:background-color="#3faf46" loext:char-shading-value="0" style:font-size-asian="10.5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229f17" fo:background-color="#3faf46" loext:char-shading-value="0" style:font-size-asian="10.5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286823" style:font-size-asian="10.5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29d2d3" style:font-size-asian="10.5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152fc7" style:font-size-asian="10.5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2a0d98" style:font-size-asian="10.5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1f44a8" style:font-size-asian="10.5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2be8de" style:font-size-asian="10.5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2cca72" style:font-size-asian="10.5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2da0d0" style:font-size-asian="10.5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2da0d0" style:font-size-asian="10.5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1de0e0" style:font-size-asian="10.5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1de0e0" style:font-size-asian="10.5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2e7af2" style:font-size-asian="10.5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1e4dc1" style:font-size-asian="10.5pt" style:font-size-complex="12pt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1e94d2" style:font-size-asian="10.5pt" style:font-size-complex="12pt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2c965a" fo:background-color="#808080" loext:char-shading-value="0" style:font-size-asian="10.5pt" style:font-size-complex="12pt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2c965a" fo:background-color="#808080" loext:char-shading-value="0" style:font-size-asian="10.5pt" style:font-size-complex="12pt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2be8de" fo:background-color="#808080" loext:char-shading-value="0" style:font-size-asian="10.5pt" style:font-size-complex="12pt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1f44a8" fo:background-color="#808080" loext:char-shading-value="0" style:font-size-asian="10.5pt" style:font-size-complex="12pt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179d3a" fo:background-color="#808080" loext:char-shading-value="0" style:font-size-asian="10.5pt" style:font-size-complex="12pt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179d3a" fo:background-color="#808080" loext:char-shading-value="0" style:font-size-asian="10.5pt" style:font-size-complex="12pt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026fa10" fo:background-color="#808080" loext:char-shading-value="0" style:font-size-asian="10.5pt" style:font-size-complex="12pt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ffff00" loext:char-shading-value="0" style:font-size-asian="10.5pt" style:font-size-complex="12pt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01de0e0" fo:background-color="#ffff00" loext:char-shading-value="0" style:font-size-asian="10.5pt" style:font-size-complex="12pt"/>
    </style:style>
    <style:style style:name="T73" style:family="text">
      <style:text-properties fo:font-variant="normal" fo:text-transform="none" fo:color="#555555" fo:letter-spacing="normal"/>
    </style:style>
    <style:style style:name="T74" style:family="text">
      <style:text-properties fo:font-weight="bold" officeooo:rsid="001f44a8" style:font-weight-asian="bold" style:font-weight-complex="bold"/>
    </style:style>
    <style:style style:name="T75" style:family="text">
      <style:text-properties fo:font-weight="bold" officeooo:rsid="00101ee9" style:font-weight-asian="bold" style:font-weight-complex="bold"/>
    </style:style>
    <style:style style:name="T76" style:family="text">
      <style:text-properties style:font-name="monospace" fo:font-size="9pt" fo:font-style="normal" fo:font-weight="normal"/>
    </style:style>
    <style:style style:name="T77" style:family="text">
      <style:text-properties style:font-name="monospace" fo:font-size="9pt" fo:font-style="normal" fo:font-weight="normal" officeooo:rsid="0015c1f9"/>
    </style:style>
    <style:style style:name="T78" style:family="text">
      <style:text-properties style:font-name="monospace" officeooo:rsid="00286823"/>
    </style:style>
    <style:style style:name="T79" style:family="text">
      <style:text-properties style:font-name="monospace" officeooo:rsid="00152fc7"/>
    </style:style>
    <style:style style:name="T80" style:family="text">
      <style:text-properties style:font-name="monospace" officeooo:rsid="0019fd19"/>
    </style:style>
    <style:style style:name="T81" style:family="text">
      <style:text-properties fo:color="#555555"/>
    </style:style>
    <style:style style:name="T82" style:family="text">
      <style:text-properties officeooo:rsid="001de0e0" fo:background-color="#ff4000" loext:char-shading-value="0"/>
    </style:style>
    <style:style style:name="T83" style:family="text">
      <style:text-properties officeooo:rsid="0012066e"/>
    </style:style>
    <style:style style:name="T84" style:family="text">
      <style:text-properties officeooo:rsid="0013e913"/>
    </style:style>
    <style:style style:name="T85" style:family="text">
      <style:text-properties officeooo:rsid="00101ee9" fo:background-color="#ffff00" loext:char-shading-value="0"/>
    </style:style>
    <style:style style:name="T86" style:family="text">
      <style:text-properties officeooo:rsid="0014e0db" fo:background-color="#ffff00" loext:char-shading-value="0"/>
    </style:style>
    <style:style style:name="T87" style:family="text">
      <style:text-properties officeooo:rsid="00179d3a" fo:background-color="#ffff00" loext:char-shading-value="0"/>
    </style:style>
    <style:style style:name="T88" style:family="text">
      <style:text-properties officeooo:rsid="00152fc7"/>
    </style:style>
    <style:style style:name="T89" style:family="text">
      <style:text-properties officeooo:rsid="002be8de"/>
    </style:style>
    <style:style style:name="T90" style:family="text">
      <style:text-properties officeooo:rsid="001f44a8" fo:background-color="#333333" loext:char-shading-value="0"/>
    </style:style>
    <style:style style:name="T91" style:family="text">
      <style:text-properties officeooo:rsid="00179d3a"/>
    </style:style>
    <style:style style:name="T92" style:family="text">
      <style:text-properties style:font-name="Liberation Mono" fo:font-size="10pt" officeooo:rsid="00179d3a" style:font-name-asian="Noto Sans Mono CJK SC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179d3a" fo:background-color="#ffff00" loext:char-shading-value="0" style:font-name-asian="Noto Sans Mono CJK SC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01af086" fo:background-color="#ffff00" loext:char-shading-value="0" style:font-name-asian="Noto Sans Mono CJK SC" style:font-size-asian="10pt" style:font-name-complex="Liberation Mono" style:font-size-complex="10pt"/>
    </style:style>
    <style:style style:name="T95" style:family="text">
      <style:text-properties style:font-name="Liberation Mono" officeooo:rsid="00179d3a" style:font-name-asian="Noto Sans Mono CJK SC" style:font-name-complex="Liberation Mono"/>
    </style:style>
    <style:style style:name="T96" style:family="text">
      <style:text-properties style:font-name="Liberation Mono" fo:font-size="6pt" officeooo:rsid="001af086" fo:background-color="#ffff00" loext:char-shading-value="0" style:font-name-asian="Noto Sans Mono CJK SC" style:font-size-asian="6pt" style:font-name-complex="Liberation Mono" style:font-size-complex="6pt"/>
    </style:style>
    <style:style style:name="T97" style:family="text">
      <style:text-properties style:font-name="Liberation Mono" fo:font-size="12pt" officeooo:rsid="001af086" fo:background-color="#ffff00" loext:char-shading-value="0" style:font-name-asian="Noto Sans Mono CJK SC" style:font-size-asian="12pt" style:font-name-complex="Liberation Mono" style:font-size-complex="12pt"/>
    </style:style>
    <style:style style:name="T98" style:family="text">
      <style:text-properties officeooo:rsid="0019fd19"/>
    </style:style>
    <style:style style:name="T99" style:family="text">
      <style:text-properties fo:color="#000000" style:font-name="Liberation Serif" fo:font-size="12pt" officeooo:rsid="00286823" fo:background-color="#3faf46" loext:char-shading-value="0"/>
    </style:style>
    <style:style style:name="T100" style:family="text">
      <style:text-properties fo:color="#000000" style:font-name="Liberation Serif" fo:font-size="12pt" officeooo:rsid="00152fc7" fo:background-color="#3faf46" loext:char-shading-value="0"/>
    </style:style>
    <style:style style:name="T101" style:family="text">
      <style:text-properties fo:color="#000000" style:font-name="Liberation Serif" fo:font-size="12pt" officeooo:rsid="0015c1f9" fo:background-color="#3faf46" loext:char-shading-value="0"/>
    </style:style>
    <style:style style:name="T102" style:family="text">
      <style:text-properties fo:color="#000000" style:font-name="Liberation Serif" fo:font-size="12pt" officeooo:rsid="001af086" fo:background-color="#3faf46" loext:char-shading-value="0"/>
    </style:style>
    <style:style style:name="T103" style:family="text">
      <style:text-properties fo:color="#000000" style:font-name="Liberation Serif" fo:font-size="12pt" officeooo:rsid="001e524a" fo:background-color="#3faf46" loext:char-shading-value="0"/>
    </style:style>
    <style:style style:name="T104" style:family="text">
      <style:text-properties officeooo:rsid="001e4dc1"/>
    </style:style>
    <style:style style:name="T105" style:family="text">
      <style:text-properties officeooo:rsid="001e524a"/>
    </style:style>
    <style:style style:name="T106" style:family="text">
      <style:text-properties officeooo:rsid="001e94d2"/>
    </style:style>
    <style:style style:name="T107" style:family="text">
      <style:text-properties fo:font-size="6pt" officeooo:rsid="00179d3a" fo:background-color="#ffff00" loext:char-shading-value="0" style:font-size-asian="6pt" style:font-size-complex="6pt"/>
    </style:style>
    <style:style style:name="T108" style:family="text">
      <style:text-properties fo:font-size="12pt" officeooo:rsid="00179d3a" fo:background-color="#ffff00" loext:char-shading-value="0" style:font-size-asian="12pt" style:font-size-complex="12pt"/>
    </style:style>
    <style:style style:name="T109" style:family="text">
      <style:text-properties style:font-name="Liberation Serif" fo:font-size="12pt" officeooo:rsid="00179d3a" fo:background-color="#ffff00" loext:char-shading-value="0" style:font-size-asian="12pt" style:font-size-complex="12pt"/>
    </style:style>
    <style:style style:name="T110" style:family="text">
      <style:text-properties style:font-name="Liberation Serif" fo:font-size="12pt" officeooo:rsid="001af086" fo:background-color="#ffff00" loext:char-shading-value="0" style:font-name-asian="Noto Sans Mono CJK SC" style:font-size-asian="12pt" style:font-name-complex="Liberation Mono" style:font-size-complex="12pt"/>
    </style:style>
    <style:style style:name="T111" style:family="text">
      <style:text-properties officeooo:rsid="00179d3a" style:font-name-asian="Noto Sans Mono CJK SC" style:font-name-complex="Liberation Mono"/>
    </style:style>
    <style:style style:name="T112" style:family="text">
      <style:text-properties officeooo:rsid="00217550"/>
    </style:style>
    <style:style style:name="T113" style:family="text">
      <style:text-properties officeooo:rsid="00229f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74">Проверка заявленной функциональности </text:span><text:span text:style-name="T75">Contact</text:span><text:span text:style-name="T74">:</text:span></text:p>
      <text:p text:style-name="P39"><text:span text:style-name="T2"><text:line-break/></text:span><text:span text:style-name="T85">Добавить контакт:</text:span></text:p>
      <text:p text:style-name="P37"><text:span text:style-name="T3">1)Используя программу Postman(любую другую) отправить </text:span><text:span text:style-name="T17">POST</text:span><text:span text:style-name="T3"> запрос на адрес:</text:span></text:p>
      <text:p text:style-name="P6"><text:span text:style-name="T2">http://localhost:8080/users/</text:span><text:span text:style-name="T88">{userId}/contacts</text:span></text:p>
      <text:p text:style-name="P16"><text:span text:style-name="T99">где </text:span><text:span text:style-name="T100">userI</text:span><text:span text:style-name="T99">d- идентификатор </text:span><text:span text:style-name="T100">пользователя</text:span><text:span text:style-name="T99">,</text:span><text:span text:style-name="T100">в </text:span><text:span text:style-name="T101">контакт</text:span><text:span text:style-name="T103">ы</text:span><text:span text:style-name="T101"> </text:span><text:span text:style-name="T100">которо</text:span><text:span text:style-name="T101">го</text:span><text:span text:style-name="T100"> </text:span><text:span text:style-name="T103">нужно добавить</text:span><text:span text:style-name="T102">.</text:span></text:p>
      <text:p text:style-name="P14"><text:span text:style-name="T14">Д</text:span><text:span text:style-name="T4">анные должны быть в body </text:span><text:span text:style-name="T3">в формате:</text:span></text:p>
      <text:p text:style-name="P13"><text:span text:style-name="T3"/></text:p>
      <text:p text:style-name="P4"><text:span text:style-name="T89">{</text:span></text:p>
      <text:p text:style-name="P7"><text:span text:style-name="T81"><text:s text:c="2"/></text:span><text:span text:style-name="T76">"firstName": "string",</text:span></text:p>
      <text:p text:style-name="P7"><text:s text:c="2"/><text:span text:style-name="T76">"lastName": "string",</text:span></text:p>
      <text:p text:style-name="P7"><text:s text:c="2"/><text:span text:style-name="T76">"phone": "string",</text:span></text:p>
      <text:p text:style-name="P7"><text:s text:c="2"/><text:span text:style-name="T76">"email": "string"</text:span></text:p>
      <text:p text:style-name="P4"><text:span text:style-name="T90">}</text:span> </text:p>
      <text:p text:style-name="Preformatted_20_Text"/>
      <text:p text:style-name="P25"><text:span text:style-name="T14">2</text:span><text:span text:style-name="T11">)Отправить данные с </text:span><text:span text:style-name="T9">пустым именем</text:span></text:p>
      <text:p text:style-name="P26"><text:span text:style-name="T105">3</text:span>)Отправить данные с пуст<text:span text:style-name="T83">ой</text:span> <text:span text:style-name="T83">фамилией</text:span></text:p>
      <text:p text:style-name="P18"><text:span text:style-name="T14">4</text:span><text:span text:style-name="T6">)</text:span><text:span text:style-name="T8">Отправить данные заполненные любым другим языком,в рамках unicode</text:span></text:p>
      <text:p text:style-name="P29"><text:span text:style-name="T14">5</text:span><text:span text:style-name="T6">)Отправить данные заполненные символами unicode<text:line-break/></text:span><text:span text:style-name="T15">6</text:span><text:span text:style-name="T12">)Отправить имя заполненное символами пробелов,табуляции,</text:span><text:span text:style-name="T7">переноса строки,возврат каретки</text:span></text:p>
      <text:p text:style-name="P27"><text:span text:style-name="T105">7</text:span><text:span text:style-name="T83">)Отправить <text:s/>данные с пустым email</text:span></text:p>
      <text:p text:style-name="P19"><text:span text:style-name="T105">8</text:span>)Отправить <text:s/>данные с пустым телефоном</text:p>
      <text:p text:style-name="P19"><text:span text:style-name="T105">9</text:span>)Ввести телефон не соответствующий шаблону,предусматривающий 10 целочисленных цифр </text:p>
      <text:p text:style-name="P20"><text:span text:style-name="T105">10</text:span>)Ввести email не соответствующий шаблону <text:s/>.@.</text:p>
      <text:p text:style-name="P20"/>
      <text:p text:style-name="P21"/>
      <text:p text:style-name="P31"><text:span text:style-name="T86">Удалить контакт:</text:span></text:p>
      <text:p text:style-name="P31"><text:span text:style-name="T8">1)</text:span><text:span text:style-name="T3">Используя программу Postman(любую другую) отправить </text:span><text:span text:style-name="T17">DELETE</text:span><text:span text:style-name="T3"> запрос на адрес:</text:span></text:p>
      <text:p text:style-name="P10">http://localhost:8080/users/<text:span text:style-name="T88">{userId}/contacts/{contactId}</text:span></text:p>
      <text:p text:style-name="P31"><text:span text:style-name="T32">где </text:span><text:span text:style-name="T33">userI</text:span><text:span text:style-name="T32">d- идентификатор </text:span><text:span text:style-name="T33">пользователя</text:span><text:span text:style-name="T32">,</text:span><text:span text:style-name="T33">в котором осуществляется поиск, contactId- идентификатор контакта,</text:span><text:span text:style-name="T32">которого необходимо удалить.</text:span></text:p>
      <text:p text:style-name="P22"><text:span text:style-name="T50">2)</text:span><text:span text:style-name="T51">Отправить запрос с </text:span><text:span text:style-name="T52">contactId</text:span><text:span text:style-name="T51">,которого не существует в </text:span><text:span text:style-name="T52">контактах</text:span><text:span text:style-name="T51"><text:line-break/>3)Отправить некорректный </text:span><text:span text:style-name="T52">contactId </text:span><text:span text:style-name="T51">(отрицательное число,символы,</text:span><text:span text:style-name="T53">различные представления десятичного числа</text:span><text:span text:style-name="T51">)</text:span></text:p>
      <text:p text:style-name="P22"><text:span text:style-name="T51"/></text:p>
      <text:p text:style-name="P24"><text:span text:style-name="T51"/></text:p>
      <text:p text:style-name="P30"><text:span text:style-name="T51">И</text:span><text:span text:style-name="T49">зменить контакт:</text:span></text:p>
      <text:p text:style-name="P32"><text:span text:style-name="T34">1)</text:span><text:span text:style-name="T35">Используя программу Postman(любую другую) отправить </text:span><text:span text:style-name="T48">PUT</text:span><text:span text:style-name="T35"> запрос на адрес:</text:span></text:p>
      <text:p text:style-name="P8"><text:span text:style-name="T78">http://localhost:8080/users/</text:span><text:span text:style-name="T79">{userId}/contacts/{contactId}</text:span></text:p>
      <text:p text:style-name="P32"><text:span text:style-name="T32">где </text:span><text:span text:style-name="T33">userI</text:span><text:span text:style-name="T32">d- идентификатор </text:span><text:span text:style-name="T33">пользователя</text:span><text:span text:style-name="T32">,</text:span><text:span text:style-name="T33">в </text:span><text:span text:style-name="T37">контактах </text:span><text:span text:style-name="T33">которо</text:span><text:span text:style-name="T37">го</text:span><text:span text:style-name="T33"> осуществляется </text:span><text:span text:style-name="T37">изменение</text:span><text:span text:style-name="T33">, contactId- идентификатор контакта,</text:span><text:span text:style-name="T32">котор</text:span><text:span text:style-name="T37">ый</text:span><text:span text:style-name="T32"> необходимо </text:span><text:span text:style-name="T37">изменить</text:span><text:span text:style-name="T32">.</text:span><text:span text:style-name="T37">Новые данные должны быть переданы в body в формате:</text:span><text:span text:style-name="T55"><text:line-break/></text:span><text:span text:style-name="T22">{</text:span></text:p>
      <text:p text:style-name="P4"><text:span text:style-name="T89">{</text:span></text:p>
      <text:p text:style-name="P12"><text:span text:style-name="T73"><text:s text:c="2"/></text:span><text:span text:style-name="T18">"firstName": "</text:span><text:span text:style-name="T19">newName</text:span><text:span text:style-name="T18">",</text:span></text:p>
      <text:p text:style-name="P12"><text:span text:style-name="T21"><text:s text:c="2"/></text:span><text:span text:style-name="T18">"lastName": "</text:span><text:span text:style-name="T19">newLastName</text:span><text:span text:style-name="T18">",</text:span></text:p>
      <text:p text:style-name="P7"><text:s text:c="2"/><text:span text:style-name="T76">"phone": "</text:span><text:span text:style-name="T77">newPhone</text:span><text:span text:style-name="T76">",</text:span></text:p>
      <text:p text:style-name="P12"><text:span text:style-name="T21"><text:s text:c="2"/></text:span><text:span text:style-name="T18">"email": "</text:span><text:span text:style-name="T19">newMail</text:span><text:span text:style-name="T18">"</text:span></text:p>
      <text:p text:style-name="P4">} </text:p>
      <text:p text:style-name="P17"/>
      <text:p text:style-name="P32"><text:span text:style-name="T64">2)Изменить </text:span><text:span text:style-name="T68">contactId </text:span><text:span text:style-name="T64">в соответствии с пунктом «</text:span><text:span text:style-name="T70">Удалить </text:span><text:span text:style-name="T68">контакт</text:span><text:span text:style-name="T64">»</text:span></text:p>
      <text:p text:style-name="P32"><text:span text:style-name="T65">3</text:span><text:span text:style-name="T66">)Проверить работу с новыми данными используя пункт : «</text:span><text:span text:style-name="T67">Добавить </text:span><text:span text:style-name="T69">контакт</text:span><text:span text:style-name="T66">»</text:span></text:p>
      <text:p text:style-name="P19"/>
      <text:p text:style-name="Preformatted_20_Text"/>
      <text:p text:style-name="Preformatted_20_Text"><text:soft-page-break/></text:p>
      <text:p text:style-name="P1"/>
      <text:p text:style-name="P3"><text:span text:style-name="T91">Поиск контакта по </text:span><text:span text:style-name="T111">номеру телефона: </text:span></text:p>
      <text:p text:style-name="P33"><text:span text:style-name="T38">1)</text:span><text:span text:style-name="T35">Используя программу Postman(любую другую) отправить </text:span><text:span text:style-name="T47">GET</text:span><text:span text:style-name="T35"> запрос на адрес:</text:span><text:span text:style-name="T20">{</text:span></text:p>
      <text:p text:style-name="P11">http://localhost:8080/users/<text:span text:style-name="T88">{userId}</text:span>/contacts/search?number=<text:span text:style-name="T98">{</text:span><text:span text:style-name="T88">contact</text:span><text:span text:style-name="T98">Number</text:span><text:span text:style-name="T88">}</text:span></text:p>
      <text:p text:style-name="P33"><text:span text:style-name="T32">где </text:span><text:span text:style-name="T33">userI</text:span><text:span text:style-name="T32">d- идентификатор </text:span><text:span text:style-name="T33">пользователя</text:span><text:span text:style-name="T32">,</text:span><text:span text:style-name="T33">в </text:span><text:span text:style-name="T37">контактах </text:span><text:span text:style-name="T33">которо</text:span><text:span text:style-name="T37">го</text:span><text:span text:style-name="T33"> осуществляется </text:span><text:span text:style-name="T41">поиск,contactNumber- номер телефона контакта.</text:span><text:span text:style-name="T56"><text:line-break/></text:span><text:span text:style-name="T39">2)Поиск существующего </text:span><text:span text:style-name="T42">контакта</text:span><text:span text:style-name="T39"> по </text:span><text:span text:style-name="T42">номеру телефона</text:span><text:span text:style-name="T57"><text:line-break/></text:span><text:span text:style-name="T42">3</text:span><text:span text:style-name="T39">)Поиск без ввода данных</text:span></text:p>
      <text:p text:style-name="P33"><text:span text:style-name="T26">4</text:span><text:span text:style-name="T24">)Поиск несуществующего </text:span><text:span text:style-name="T26">контакта по номеру телефона\</text:span></text:p>
      <text:p text:style-name="P34"><text:span text:style-name="T23">5)Поиск по другим параметрам(имя,фамилия,почта)</text:span></text:p>
      <text:p text:style-name="P34"><text:span text:style-name="T23"/></text:p>
      <text:p text:style-name="P2"><text:span text:style-name="T109">Поиск контакта по </text:span><text:span text:style-name="T110">Id:</text:span><text:span text:style-name="T93"> </text:span></text:p>
      <text:p text:style-name="P35"><text:span text:style-name="T38">1)</text:span><text:span text:style-name="T35">Используя программу Postman(любую другую) отправить </text:span><text:span text:style-name="T47">GET</text:span><text:span text:style-name="T35">запрос на адрес:</text:span></text:p>
      <text:p text:style-name="P9"><text:span text:style-name="T78">http://localhost:8080/users/</text:span><text:span text:style-name="T79">{userId}/contacts/{contactId}</text:span></text:p>
      <text:p text:style-name="P35"><text:span text:style-name="T32">где </text:span><text:span text:style-name="T33">userI</text:span><text:span text:style-name="T32">d- идентификатор </text:span><text:span text:style-name="T33">пользователя</text:span><text:span text:style-name="T32">,</text:span><text:span text:style-name="T33">в </text:span><text:span text:style-name="T37">контактах </text:span><text:span text:style-name="T33">которо</text:span><text:span text:style-name="T37">го</text:span><text:span text:style-name="T33"> осуществляется </text:span><text:span text:style-name="T42">поиск</text:span><text:span text:style-name="T33">, contactId- идентификатор контакта,</text:span><text:span text:style-name="T32">котор</text:span><text:span text:style-name="T37">ый</text:span><text:span text:style-name="T32"> необходимо </text:span><text:span text:style-name="T43">найти</text:span><text:span text:style-name="T32">.</text:span><text:span text:style-name="T56"><text:line-break/></text:span><text:span text:style-name="T39">2)Поиск существующего </text:span><text:span text:style-name="T42">контакта</text:span><text:span text:style-name="T39"> по </text:span><text:span text:style-name="T43">идентификатору</text:span><text:span text:style-name="T57"><text:line-break/></text:span><text:span text:style-name="T31">3</text:span><text:span text:style-name="T24">)Поиск несуществующего </text:span><text:span text:style-name="T26">контакта по </text:span><text:span text:style-name="T27">идентификатору</text:span></text:p>
      <text:p text:style-name="P34"><text:span text:style-name="T23"/></text:p>
      <text:p text:style-name="P34"><text:span text:style-name="T23"/></text:p>
      <text:p text:style-name="P36"><text:span text:style-name="T71">Получение списка всех </text:span><text:span text:style-name="T72">контактов</text:span><text:span text:style-name="T71">:</text:span><text:span text:style-name="T57"><text:line-break/></text:span><text:span text:style-name="T44">1)</text:span><text:span text:style-name="T35">Используя программу Postman(любую другую) отправить </text:span><text:span text:style-name="T47">GET</text:span><text:span text:style-name="T35"> запрос на адрес:</text:span></text:p>
      <text:p text:style-name="P5">http://localhost:8080/users/<text:span text:style-name="T88">{userId}/contacts</text:span></text:p>
      <text:p text:style-name="P15"><text:span text:style-name="T99">где </text:span><text:span text:style-name="T100">userI</text:span><text:span text:style-name="T99">d- идентификатор </text:span><text:span text:style-name="T100">пользователя</text:span><text:span text:style-name="T99">,</text:span><text:span text:style-name="T100">в </text:span><text:span text:style-name="T101">контактах </text:span><text:span text:style-name="T100">которо</text:span><text:span text:style-name="T101">го</text:span><text:span text:style-name="T100"> осуществляется </text:span><text:span text:style-name="T102">поиск.</text:span><text:span text:style-name="T100"> </text:span></text:p>
      <text:p text:style-name="P36"><text:span text:style-name="T40">2)</text:span><text:span text:style-name="T45">Получение списка всех контактов у пользователя,id котор</text:span><text:span text:style-name="T46">ый</text:span><text:span text:style-name="T45"> существует в БД </text:span><text:span text:style-name="T40"><text:s/></text:span></text:p>
      <text:p text:style-name="P28"><text:span text:style-name="T62">3</text:span><text:span text:style-name="T61">)Сверить полученные результаты с существующими </text:span><text:span text:style-name="T62">контактами</text:span><text:span text:style-name="T61"> в БД </text:span><text:span text:style-name="T63">у данного пользователя</text:span></text:p>
      <text:p text:style-name="P23"><text:span text:style-name="T62">4</text:span><text:span text:style-name="T59">)Получение списка всех контактов у пользователя,которого не существует</text:span><text:span text:style-name="T57"> </text:span></text:p>
      <text:p text:style-name="P36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Helvetica, Arial, sans-serif"/>
    <style:font-face style:name="monospace" svg:font-family="monospace"/>
    <style:font-face style:name="Monospace" svg:font-family="Monospace" style:font-pitch="fixed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3:19:21.984839380</meta:creation-date>
    <dc:date>2020-06-27T16:53:35.806956259</dc:date>
    <meta:editing-duration>PT10M18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2" meta:paragraph-count="53" meta:word-count="330" meta:character-count="3237" meta:non-whitespace-character-count="2931"/>
  </office:meta>
</office:document-meta>
</file>